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367cm"/>
    </style:style>
    <style:style style:name="gr2" style:family="graphic" style:parent-style-name="standard">
      <style:graphic-properties draw:stroke="none" svg:stroke-color="#000000" draw:fill="none" draw:fill-color="#ffffff" fo:min-height="7.111cm"/>
    </style:style>
    <style:style style:name="gr3" style:family="graphic" style:parent-style-name="standard">
      <style:graphic-properties draw:stroke="none" draw:fill="none" draw:textarea-vertical-align="middle" fo:min-height="0.883cm" fo:min-width="2.54cm" fo:padding-top="0.141cm" fo:padding-bottom="0.141cm" fo:padding-left="0.141cm" fo:padding-right="0.141cm"/>
    </style:style>
    <style:style style:name="gr4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879cm"/>
    </style:style>
    <style:style style:name="gr5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19cm"/>
    </style:style>
    <style:style style:name="gr6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189cm"/>
    </style:style>
    <style:style style:name="gr7" style:family="graphic" style:parent-style-name="standard">
      <style:graphic-properties draw:stroke="none" svg:stroke-color="#000000" draw:fill="none" draw:fill-color="#f5deb3" fo:min-height="1.111cm"/>
    </style:style>
    <style:style style:name="gr8" style:family="graphic" style:parent-style-name="standard">
      <style:graphic-properties draw:stroke="none" svg:stroke-color="#000000" draw:fill="none" draw:fill-color="#ffffff" fo:min-height="4.03cm"/>
    </style:style>
    <style:style style:name="gr9" style:family="graphic" style:parent-style-name="standard">
      <style:graphic-properties draw:fill-color="#f5deb3" draw:textarea-horizontal-align="justify" draw:textarea-vertical-align="middle" draw:auto-grow-height="false" fo:min-height="1.02cm" fo:min-width="0.77cm"/>
    </style:style>
    <style:style style:name="gr10" style:family="graphic" style:parent-style-name="standard">
      <style:graphic-properties draw:fill-color="#f5deb3" draw:textarea-horizontal-align="justify" draw:textarea-vertical-align="middle" draw:auto-grow-height="false" fo:min-height="1.02cm" fo:min-width="1.024cm"/>
    </style:style>
    <style:style style:name="gr11" style:family="graphic" style:parent-style-name="standard">
      <style:graphic-properties draw:fill-color="#f5deb3" draw:textarea-horizontal-align="justify" draw:textarea-vertical-align="middle" draw:auto-grow-height="false" fo:min-height="1.02cm" fo:min-width="1.278cm"/>
    </style:style>
    <style:style style:name="gr12" style:family="graphic" style:parent-style-name="standard">
      <style:graphic-properties draw:fill-color="#f5deb3" draw:textarea-horizontal-align="justify" draw:textarea-vertical-align="middle" draw:auto-grow-height="false" fo:min-height="1.02cm" fo:min-width="1.532cm"/>
    </style:style>
    <style:style style:name="gr13" style:family="graphic" style:parent-style-name="standard">
      <style:graphic-properties svg:stroke-color="#000000" draw:fill="solid" draw:fill-color="#e0efd4" draw:textarea-horizontal-align="justify" draw:textarea-vertical-align="middle" draw:auto-grow-height="false" fo:min-height="0.131cm" fo:min-width="8.009cm"/>
    </style:style>
    <style:style style:name="gr14" style:family="graphic" style:parent-style-name="standard">
      <style:graphic-properties svg:stroke-color="#000000" draw:fill="solid" draw:fill-color="#fcd4d1" draw:textarea-horizontal-align="justify" draw:textarea-vertical-align="middle" draw:auto-grow-height="false" fo:min-height="0.131cm" fo:min-width="3.945cm"/>
    </style:style>
    <style:style style:name="gr15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131cm" fo:min-width="12.454cm"/>
    </style:style>
    <style:style style:name="gr16" style:family="graphic" style:parent-style-name="standard">
      <style:graphic-properties draw:stroke="none" draw:fill="none" draw:textarea-vertical-align="middle" fo:min-height="1.222cm" fo:min-width="2.54cm" fo:padding-top="0.141cm" fo:padding-bottom="0.141cm" fo:padding-left="0.141cm" fo:padding-right="0.141cm"/>
    </style:style>
    <style:style style:name="gr17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2.344cm"/>
    </style:style>
    <style:style style:name="gr18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2.167cm"/>
    </style:style>
    <style:style style:name="gr19" style:family="graphic" style:parent-style-name="standard">
      <style:graphic-properties draw:stroke="none" svg:stroke-color="#000000" draw:fill="none" draw:fill-color="#ffffff" fo:min-height="2.29cm"/>
    </style:style>
    <style:style style:name="P1" style:family="paragraph">
      <loext:graphic-properties draw:fill="none" draw:fill-color="#ffffff"/>
      <style:text-properties fo:font-size="24pt" fo:font-style="normal" style:font-size-asian="18pt" style:font-style-asian="normal" style:font-size-complex="18pt" style:font-style-complex="normal"/>
    </style:style>
    <style:style style:name="P2" style:family="paragraph">
      <loext:graphic-properties draw:fill="none" draw:fill-color="#ffffff"/>
      <style:text-properties fo:font-size="12pt" style:font-size-asian="18pt" style:font-size-complex="18pt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style:font-name="Liberation Sans1" fo:font-size="14pt"/>
    </style:style>
    <style:style style:name="P5" style:family="paragraph">
      <style:paragraph-properties fo:text-align="center"/>
    </style:style>
    <style:style style:name="P6" style:family="paragraph">
      <loext:graphic-properties draw:fill-color="#f5f5dc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5deb3"/>
      <style:text-properties fo:font-size="14pt" style:font-size-asian="14pt" style:font-size-complex="14pt"/>
    </style:style>
    <style:style style:name="P8" style:family="paragraph">
      <loext:graphic-properties draw:fill-color="#f5deb3"/>
      <style:paragraph-properties fo:text-align="center"/>
      <style:text-properties fo:font-size="14pt"/>
    </style:style>
    <style:style style:name="P9" style:family="paragraph">
      <loext:graphic-properties draw:fill="solid" draw:fill-color="#e0efd4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solid" draw:fill-color="#fcd4d1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solid" draw:fill-color="#729fc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24pt" fo:font-style="normal" style:font-size-asian="18pt" style:font-style-asian="normal" style:font-size-complex="18pt" style:font-style-complex="normal"/>
    </style:style>
    <style:style style:name="T2" style:family="text">
      <style:text-properties fo:font-size="18pt" fo:font-style="normal" style:font-size-asian="18pt" style:font-style-asian="normal" style:font-size-complex="18pt" style:font-style-complex="normal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Liberation Sans1" fo:font-size="14pt" style:font-name-asian="Arial" style:font-size-asian="8pt" style:font-name-complex="Arial" style:font-size-complex="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 fo:font-weight="bold" style:font-size-asian="18pt" style:font-weight-asian="bold" style:font-size-complex="18pt" style:font-weight-complex="bold"/>
    </style:style>
    <style:style style:name="T9" style:family="text">
      <style:text-properties fo:font-size="12pt" fo:font-weight="normal" style:font-size-asian="18pt" style:font-weight-asian="normal" style:font-size-complex="18pt" style:font-weight-complex="normal"/>
    </style:style>
    <style:style style:name="T10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4cm" svg:height="2.617cm" svg:x="3.54cm" svg:y="1.17cm">
          <draw:text-box>
            <text:p><text:span text:style-name="T1">HeyMac (Layer 2) Frame Format</text:span><text:span text:style-name="T1"><text:line-break/></text:span><text:span text:style-name="T2">draft 2.0</text:span><text:span text:style-name="T2"><text:tab/></text:span><text:span text:style-name="T2"><text:tab/></text:span><text:span text:style-name="T2">2019/04/19</text:span><text:span text:style-name="T2"><text:line-break/></text:span><text:span text:style-name="T2"/></text:p>
          </draw:text-box>
        </draw:frame>
        <draw:frame draw:style-name="gr2" draw:text-style-name="P2" draw:layer="layout" svg:width="15.446cm" svg:height="7.361cm" svg:x="4.705cm" svg:y="16.972cm">
          <draw:text-box>
            <text:p><text:span text:style-name="T3">Type:</text:span><text:span text:style-name="T3"><text:tab/></text:span><text:span text:style-name="T3">2b00: MIN: A minimum sized frame. <text:s/></text:span><text:span text:style-name="T3"><text:line-break/></text:span><text:span text:style-name="T3"><text:tab/></text:span><text:span text:style-name="T3"><text:tab/></text:span><text:span text:style-name="T3">Other Fctl options SHOULD be set so ExtTyp, NetId </text:span></text:p>
            <text:p><text:span text:style-name="T3"><text:tab/></text:span><text:span text:style-name="T3"><text:tab/></text:span><text:span text:style-name="T3">and addressing fields are absent.</text:span></text:p>
            <text:p><text:span text:style-name="T3"><text:tab/></text:span><text:span text:style-name="T3">2b01: MAC: The payload is a HeyMac Layer 2 command. </text:span></text:p>
            <text:p><text:span text:style-name="T3"><text:tab/></text:span><text:span text:style-name="T3">2b10: NET: The payload is HeyMac plus APv6 Network Layer 3 data.</text:span></text:p>
            <text:p><text:span text:style-name="T3"><text:tab/></text:span><text:span text:style-name="T3">2b11: EXT: Extended frame type. <text:s/>The ExtTyp field is present.</text:span></text:p>
            <text:p><text:span text:style-name="T3">L: Long Addressing: </text:span></text:p>
            <text:p><text:span text:style-name="T4"><text:tab/></text:span><text:span text:style-name="T4">If 1, the resender, destination and/or </text:span><text:span text:style-name="T3">source addresses</text:span></text:p>
            <text:p><text:span text:style-name="T3"><text:tab/></text:span><text:span text:style-name="T3">are 8 octets (64 bits) in size, if present.</text:span></text:p>
            <text:p><text:span text:style-name="T3">P: Pending frame</text:span></text:p>
            <text:p><text:span text:style-name="T3">N: Net ID present</text:span></text:p>
            <text:p><text:span text:style-name="T3">D: Dst Addr present</text:span></text:p>
            <text:p><text:span text:style-name="T3">I: IE(s) present</text:span></text:p>
            <text:p><text:span text:style-name="T3">S: Src Addr present</text:span></text:p>
          </draw:text-box>
        </draw:frame>
        <draw:frame draw:style-name="gr3" draw:text-style-name="P4" draw:layer="layout" svg:width="2.896cm" svg:height="1.165cm" svg:x="2.117cm" svg:y="15.616cm">
          <draw:text-box>
            <text:p text:style-name="P3"><text:span text:style-name="T5">Fctl field:</text:span></text:p>
          </draw:text-box>
        </draw:frame>
        <draw:g>
          <draw:custom-shape draw:style-name="gr4" draw:text-style-name="P6" draw:layer="layout" svg:width="1.379cm" svg:height="1.27cm" svg:x="5.013cm" svg:y="15.489cm">
            <text:p text:style-name="P5"><text:span text:style-name="T6">Type</text:span><text:span text:style-name="T6"><text:line-break/></text:span><text:span text:style-name="T6">2 b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0.69cm" svg:height="1.27cm" svg:x="6.392cm" svg:y="15.489cm">
            <text:p text:style-name="P5"><text:span text:style-name="T6">L</text:span><text:span text:style-name="T6"><text:line-break/></text:span><text:span text:style-name="T6">1 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69cm" svg:height="1.27cm" svg:x="7.771cm" svg:y="15.489cm">
            <text:p text:style-name="P5"><text:span text:style-name="T6">N</text:span><text:span text:style-name="T6"><text:line-break/></text:span><text:span text:style-name="T6">1 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69cm" svg:height="1.27cm" svg:x="8.461cm" svg:y="15.489cm">
            <text:p text:style-name="P5"><text:span text:style-name="T6">D</text:span><text:span text:style-name="T6"><text:line-break/></text:span><text:span text:style-name="T6">1 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689cm" svg:height="1.27cm" svg:x="9.151cm" svg:y="15.489cm">
            <text:p text:style-name="P5"><text:span text:style-name="T6">I</text:span><text:span text:style-name="T6"><text:line-break/></text:span><text:span text:style-name="T6">1 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69cm" svg:height="1.27cm" svg:x="9.84cm" svg:y="15.489cm">
            <text:p text:style-name="P5"><text:span text:style-name="T6">S</text:span><text:span text:style-name="T6"><text:line-break/></text:span><text:span text:style-name="T6">1 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689cm" svg:height="1.27cm" svg:x="7.082cm" svg:y="15.489cm">
            <text:p text:style-name="P5"><text:span text:style-name="T6">P</text:span><text:span text:style-name="T6"><text:line-break/></text:span><text:span text:style-name="T6">1 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7" draw:layer="layout" svg:width="3.302cm" svg:height="1.361cm" svg:x="2.27cm" svg:y="3.529cm">
          <draw:text-box>
            <text:p><text:span text:style-name="T7">HeyMac v2</text:span><text:span text:style-name="T7"><text:line-break/></text:span><text:span text:style-name="T7">Frame</text:span></text:p>
          </draw:text-box>
        </draw:frame>
        <draw:frame draw:style-name="gr8" draw:text-style-name="P2" draw:layer="layout" svg:width="15.875cm" svg:height="4.28cm" svg:x="4.556cm" svg:y="5.804cm">
          <draw:text-box>
            <text:p><text:span text:style-name="T8">PID-Ver:</text:span><text:span text:style-name="T9"> Protocol ID (variable) | <text:s/>Version (variable) (total 8b)</text:span></text:p>
            <text:p><text:span text:style-name="T8">Fctl</text:span><text:span text:style-name="T3">: Frame Control. <text:s/>See below for details.</text:span></text:p>
            <text:p><text:span text:style-name="T3">DstAddr: </text:span><text:span text:style-name="T8">Des</text:span><text:span text:style-name="T3">tination </text:span><text:span text:style-name="T8">Addr</text:span><text:span text:style-name="T3">ess. <text:s/>0, 16 or 64b address. Exists of Fctl’s D bit is set.</text:span><text:span text:style-name="T3"><text:line-break/></text:span><text:span text:style-name="T8">Ext</text:span><text:span text:style-name="T3">: Extended Type field. <text:s/>Exists if Fctl’s Frame Type is 2b11.</text:span></text:p>
            <text:p><text:span text:style-name="T8">NetId</text:span><text:span text:style-name="T3">: Network identifier. <text:s/>Exists if Fctl’s N bit is set.</text:span></text:p>
            <text:p><text:span text:style-name="T8">IE</text:span><text:span text:style-name="T3">s: Header and Body Information Elements. <text:s/>Exists if Fctl’s I bit is set.</text:span></text:p>
            <text:p><text:span text:style-name="T3">SrcAddr: Source </text:span><text:span text:style-name="T8">Addr</text:span><text:span text:style-name="T3">ess. <text:s/>0, 16 or 64b address. Exists of Fctl’s S bit is set.</text:span><text:span text:style-name="T3"><text:line-break/></text:span><text:span text:style-name="T3">Payld: Payload (0 .. 253 octets)</text:span></text:p>
          </draw:text-box>
        </draw:frame>
        <draw:custom-shape draw:style-name="gr9" draw:text-style-name="P8" draw:layer="layout" svg:width="1.27cm" svg:height="1.27cm" svg:x="8.366cm" svg:y="3.48cm">
          <text:p text:style-name="P5"><text:span text:style-name="T10">Fctl</text:span><text:span text:style-name="T10"><text:line-break/></text:span><text:span text:style-name="T10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1.524cm" svg:height="1.27cm" svg:x="9.636cm" svg:y="3.48cm">
          <text:p text:style-name="P5"><text:span text:style-name="T10">Ext</text:span><text:span text:style-name="T10"><text:line-break/></text:span><text:span text:style-name="T10">0/1 B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27cm" svg:height="1.27cm" svg:x="14.716cm" svg:y="3.48cm">
          <text:p text:style-name="P5"><text:span text:style-name="T10">IEs</text:span><text:span text:style-name="T10"><text:line-break/></text:span><text:span text:style-name="T10">0+ B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778cm" svg:height="1.27cm" svg:x="18.018cm" svg:y="3.48cm">
          <text:p text:style-name="P5"><text:span text:style-name="T10">Payld</text:span><text:span text:style-name="T10"><text:line-break/></text:span><text:span text:style-name="T10">N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032cm" svg:height="1.27cm" svg:x="12.684cm" svg:y="3.48cm">
          <text:p text:style-name="P5"><text:span text:style-name="T10">DstAddr</text:span><text:span text:style-name="T10"><text:line-break/></text:span><text:span text:style-name="T10">0/2/8 B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524cm" svg:height="1.27cm" svg:x="11.16cm" svg:y="3.48cm">
          <text:p text:style-name="P5"><text:span text:style-name="T10">NetId</text:span><text:span text:style-name="T10"><text:line-break/></text:span><text:span text:style-name="T10">0/2 B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032cm" svg:height="1.27cm" svg:x="15.986cm" svg:y="3.48cm">
          <text:p text:style-name="P5"><text:span text:style-name="T10">SrcAddr</text:span><text:span text:style-name="T10"><text:line-break/></text:span><text:span text:style-name="T10">0/2/8 B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524cm" svg:height="1.27cm" svg:x="6.842cm" svg:y="3.48cm">
          <text:p text:style-name="P5"><text:span text:style-name="T10">PidVer</text:span><text:span text:style-name="T10"><text:line-break/></text:span><text:span text:style-name="T10">1 B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8.509cm" svg:height="0.381cm" svg:x="6.842cm" svg:y="4.75cm">
          <text:p text:style-name="P5"><text:span text:style-name="T6">Cleartext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445cm" svg:height="0.381cm" svg:x="15.351cm" svg:y="4.75cm">
          <text:p text:style-name="P5"><text:span text:style-name="T6">Encipherable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2.954cm" svg:height="0.381cm" svg:x="6.842cm" svg:y="5.126cm">
          <text:p text:style-name="P5"><text:span text:style-name="T6">Authentication range</text:span></text:p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3.887cm" svg:height="1.504cm" svg:x="1.127cm" svg:y="10.547cm">
          <draw:text-box>
            <text:p text:style-name="P3"><text:span text:style-name="T5">PID/Ver field:</text:span></text:p>
          </draw:text-box>
        </draw:frame>
        <draw:custom-shape draw:style-name="gr17" draw:text-style-name="P6" draw:layer="layout" svg:width="2.844cm" svg:height="1.27cm" svg:x="5.014cm" svg:y="10.589cm">
          <text:p text:style-name="P5"><text:span text:style-name="T6">PID</text:span><text:span text:style-name="T6"><text:line-break/></text:span><text:span text:style-name="T6">var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667cm" svg:height="1.27cm" svg:x="7.858cm" svg:y="10.589cm">
          <text:p text:style-name="P5"><text:span text:style-name="T6">Ver</text:span><text:span text:style-name="T6"><text:line-break/></text:span><text:span text:style-name="T6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" draw:layer="layout" svg:width="15.446cm" svg:height="2.621cm" svg:x="4.683cm" svg:y="12.035cm">
          <draw:text-box>
            <text:p><text:span text:style-name="T3">PID: Protocol ID: a variable length bit pattern to identify the frame’s protocol.</text:span><text:span text:style-name="T3"><text:line-break/></text:span><text:span text:style-name="T3">Ver: a variable length bit pattern to indicate the version of the protocol.</text:span></text:p>
            <text:p><text:span text:style-name="T3">PID + Ver may be less than 8 bits to allow a protocol-specific special meaning.</text:span></text:p>
            <text:p><text:span text:style-name="T3">HeyMac claims the range 8b111XXXXX to avoid collisions with LoRaWAN and 802.15.4-2015 MAC header (MHR)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a65d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2T16:58:12.828826000</meta:creation-date>
    <dc:date>2019-04-28T21:42:55.673673000</dc:date>
    <meta:editing-duration>P2DT2H16M25S</meta:editing-duration>
    <meta:editing-cycles>25</meta:editing-cycles>
    <meta:generator>LibreOffice_Vanilla/5.4.4.3$MacOSX_X86_64 LibreOffice_project/327ad42f4b641f37cf4dd9936346bc386252669a</meta:generator>
    <meta:print-date>2018-10-10T16:09:36.431000000</meta:print-date>
    <meta:document-statistic meta:object-count="28"/>
  </office:meta>
</office:document-meta>
</file>